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4cb7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e38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30f16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Frame_20_contents">
      <style:paragraph-properties fo:text-align="end" style:justify-single-word="false"/>
    </style:style>
    <style:style style:name="P33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7" style:family="paragraph" style:parent-style-name="Standard">
      <style:paragraph-properties fo:margin-left="0cm" fo:margin-right="0.101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6"><text:placeholder text:placeholder-type="text">&lt;setLang(o.partner_id.lang or "en_US")&gt;</text:placeholder></text:p>
            <text:p text:style-name="P27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30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8"><text:s/></text:p>
            <text:p text:style-name="P16"><text:placeholder text:placeholder-type="text">&lt;o.partner_id.name&gt;</text:placeholder></text:p>
            <text:p text:style-name="P27"><text:placeholder text:placeholder-type="text">&lt;if test="o.partner_id.lang=='it_IT'"&gt;</text:placeholder></text:p>
            <text:p text:style-name="P13">Indirizzo: <text:placeholder text:placeholder-type="text">&lt;o.partner_id.street or ""&gt;</text:placeholder></text:p>
            <text:p text:style-name="P13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31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7"><text:placeholder text:placeholder-type="text">&lt;/if&gt;</text:placeholder></text:p>
            <text:p text:style-name="P27"><text:placeholder text:placeholder-type="text">&lt;if test="o.partner_id.lang!='it_IT'"&gt;</text:placeholder></text:p>
            <text:p text:style-name="P13">Street: <text:placeholder text:placeholder-type="text">&lt;o.partner_id.street or ""&gt;</text:placeholder></text:p>
            <text:p text:style-name="P13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7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7"/>
          </table:table-cell>
        </table:table-row>
        <table:table-row table:style-name="Tabella1.2">
          <table:table-cell table:style-name="Tabella1.A1" table:number-columns-spanned="2" office:value-type="string">
            <text:p text:style-name="P13"/>
          </table:table-cell>
          <table:covered-table-cell/>
        </table:table-row>
      </table:table>
      <text:p text:style-name="P20"/>
      <text:p text:style-name="P26"><text:placeholder text:placeholder-type="text">&lt;setLang(o.partner_id.lang or "en_US")&gt;</text:placeholder></text:p>
      <text:p text:style-name="P11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3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6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0">IMMAGINI</text:p>
            </table:table-cell>
            <table:table-cell table:style-name="Tabella6.A2" table:number-rows-spanned="2" office:value-type="string">
              <text:p text:style-name="P10">CODICE EAN </text:p>
            </table:table-cell>
            <table:table-cell table:style-name="Tabella6.A2" table:number-rows-spanned="2" office:value-type="string">
              <text:p text:style-name="P10">NOSTRO ART.</text:p>
            </table:table-cell>
            <table:table-cell table:style-name="Tabella6.A2" table:number-rows-spanned="2" office:value-type="string">
              <text:p text:style-name="P10">NOSTRA DESCRIZIONE</text:p>
            </table:table-cell>
            <table:table-cell table:style-name="Tabella6.A2" table:number-rows-spanned="2" office:value-type="string">
              <text:p text:style-name="P10">VOSTRO ARTICOLO</text:p>
            </table:table-cell>
            <table:table-cell table:style-name="Tabella6.A2" table:number-rows-spanned="2" office:value-type="string">
              <text:p text:style-name="P10">VOSTRA DESCRIZIONE</text:p>
            </table:table-cell>
            <table:table-cell table:style-name="Tabella6.A2" table:number-rows-spanned="2" office:value-type="string">
              <text:p text:style-name="P10">COLORE</text:p>
            </table:table-cell>
            <table:table-cell table:style-name="Tabella6.A2" table:number-rows-spanned="2" office:value-type="string">
              <text:p text:style-name="P10">CUSCINO VETRO</text:p>
            </table:table-cell>
            <table:table-cell table:style-name="Tabella6.A2" table:number-rows-spanned="2" office:value-type="string">
              <text:p text:style-name="P10">DIMENS. cm.</text:p>
              <text:p text:style-name="P10"><text:s/>(LxWxH )</text:p>
            </table:table-cell>
            <table:table-cell table:style-name="Tabella6.A2" table:number-rows-spanned="2" office:value-type="string">
              <text:p text:style-name="P10">VOLUME CARTONE M3</text:p>
            </table:table-cell>
            <table:table-cell table:style-name="Tabella6.A2" table:number-columns-spanned="2" office:value-type="string">
              <text:p text:style-name="P10">CARTONE PRINCIPALE</text:p>
            </table:table-cell>
            <table:covered-table-cell/>
            <table:table-cell table:style-name="Tabella6.A2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0">Q.TA' </text:p>
            </table:table-cell>
            <table:table-cell table:style-name="Tabella6.A2" table:number-rows-spanned="2" office:value-type="string">
              <text:p text:style-name="P10">VOLUME TOTALE M<text:span text:style-name="T17">3</text:span></text:p>
            </table:table-cell>
            <table:table-cell table:style-name="Tabella6.P2" table:number-rows-spanned="2" office:value-type="string">
              <text:p text:style-name="P10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EZZI</text:p>
            </table:table-cell>
            <table:table-cell table:style-name="Tabella6.L11" office:value-type="string">
              <text:p text:style-name="P10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0">PICTURE</text:p>
            </table:table-cell>
            <table:table-cell table:style-name="Tabella6.A6" table:number-rows-spanned="2" office:value-type="string">
              <text:p text:style-name="P10">EAN CODE</text:p>
            </table:table-cell>
            <table:table-cell table:style-name="Tabella6.A6" table:number-rows-spanned="2" office:value-type="string">
              <text:p text:style-name="P10">OUR ITEM</text:p>
            </table:table-cell>
            <table:table-cell table:style-name="Tabella6.A6" table:number-rows-spanned="2" office:value-type="string">
              <text:p text:style-name="P10">OUR PRODUCT DESCRIPTION</text:p>
            </table:table-cell>
            <table:table-cell table:style-name="Tabella6.A6" table:number-rows-spanned="2" office:value-type="string">
              <text:p text:style-name="P10">YOUR ITEM</text:p>
            </table:table-cell>
            <table:table-cell table:style-name="Tabella6.A6" table:number-rows-spanned="2" office:value-type="string">
              <text:p text:style-name="P10">YOUR PRODUCT DESCRIPTION</text:p>
            </table:table-cell>
            <table:table-cell table:style-name="Tabella6.A6" table:number-rows-spanned="2" office:value-type="string">
              <text:p text:style-name="P10">COLOR</text:p>
            </table:table-cell>
            <table:table-cell table:style-name="Tabella6.A6" table:number-rows-spanned="2" office:value-type="string">
              <text:p text:style-name="P10">PILLOW-GLASS</text:p>
            </table:table-cell>
            <table:table-cell table:style-name="Tabella6.A6" table:number-rows-spanned="2" office:value-type="string">
              <text:p text:style-name="P10">ITEM SIZE cm.</text:p>
              <text:p text:style-name="P10">(L x W x H )</text:p>
            </table:table-cell>
            <table:table-cell table:style-name="Tabella6.A6" table:number-rows-spanned="2" office:value-type="string">
              <text:p text:style-name="P10">MASTER CARTON VOL. M3 </text:p>
            </table:table-cell>
            <table:table-cell table:style-name="Tabella6.A6" table:number-columns-spanned="2" office:value-type="string">
              <text:p text:style-name="P10">MASTER CARTON</text:p>
            </table:table-cell>
            <table:covered-table-cell/>
            <table:table-cell table:style-name="Tabella6.A6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0">Q.TY </text:p>
            </table:table-cell>
            <table:table-cell table:style-name="Tabella6.A6" table:number-rows-spanned="2" office:value-type="string">
              <text:p text:style-name="P10">TOTAL VOLUME</text:p>
              <text:p text:style-name="P10">M3</text:p>
            </table:table-cell>
            <table:table-cell table:style-name="Tabella6.P6" table:number-rows-spanned="2" office:value-type="string">
              <text:p text:style-name="P10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CS</text:p>
            </table:table-cell>
            <table:table-cell table:style-name="Tabella6.L11" office:value-type="string">
              <text:p text:style-name="P10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2"/></draw:text-box></draw:frame></text:p>
          </table:table-cell>
          <table:table-cell table:style-name="Tabella6.B11" office:value-type="string">
            <text:p text:style-name="P28"><draw:frame draw:style-name="fr2" draw:name="image: barcode(item.product_id.ean13,'ean13')" text:anchor-type="paragraph" style:rel-width="100%" svg:height="1.66cm" style:rel-height="scale-min" draw:z-index="1"><draw:text-box fo:min-width="2.921cm"><text:p text:style-name="P32"/></draw:text-box></draw:frame></text:p>
          </table:table-cell>
          <table:table-cell table:style-name="Tabella6.I11" office:value-type="string">
            <text:p text:style-name="P21"><text:placeholder text:placeholder-type="text">&lt;item.product_id.default_code&gt;</text:placeholder></text:p>
          </table:table-cell>
          <table:table-cell table:style-name="Tabella6.D11" office:value-type="string">
            <text:p text:style-name="P21"><text:placeholder text:placeholder-type="text">&lt;get_lang_field('product.product', item.product_id.id, 'name', 'it_IT')&gt;</text:placeholder></text:p>
          </table:table-cell>
          <table:table-cell table:style-name="Tabella6.E11" office:value-type="string">
            <text:p text:style-name="P21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1"><text:placeholder text:placeholder-type="text">&lt;item.product_id.colour&gt;</text:placeholder></text:p>
          </table:table-cell>
          <table:table-cell table:style-name="Tabella6.H11" office:value-type="string">
            <text:p text:style-name="P21"><text:placeholder text:placeholder-type="text">&lt;item.product_id.fabric if (item.product_id.colour != item.product_id.fabric) else ''&gt;</text:placeholder></text:p>
          </table:table-cell>
          <table:table-cell table:style-name="Tabella6.I11" office:value-type="string">
            <text:p text:style-name="P6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3"><text:placeholder text:placeholder-type="text">&lt;"%2.3f" % (item.product_id.pack_l * item.product_id.pack_h * item.product_id.pack_p / 1000000.0)&gt;</text:placeholder></text:p>
          </table:table-cell>
          <table:table-cell table:style-name="Tabella6.K11" office:value-type="string">
            <text:p text:style-name="P22"><text:placeholder text:placeholder-type="text">&lt;if test="len(item.product_id.packaging_ids)==1"&gt;</text:placeholder><text:placeholder text:placeholder-type="text">&lt;item.product_id.packaging_ids[0].qty&gt;</text:placeholder><text:placeholder text:placeholder-type="text">&lt;/if&gt;</text:placeholder></text:p>
          </table:table-cell>
          <table:table-cell table:style-name="Tabella6.L11" office:value-type="string">
            <text:p text:style-name="P6"><text:placeholder text:placeholder-type="text">&lt;item.product_id.pack_l&gt;</text:placeholder></text:p>
            <text:p text:style-name="P7"><text:span text:style-name="T5">x </text:span><text:span text:style-name="T5"><text:placeholder text:placeholder-type="text">&lt;item.product_id.pack_h&gt;</text:placeholder></text:span></text:p>
            <text:p text:style-name="P7"><text:span text:style-name="T5">x </text:span><text:span text:style-name="T5"><text:placeholder text:placeholder-type="text">&lt;item.product_id.pack_p&gt;</text:placeholder></text:span></text:p>
          </table:table-cell>
          <table:table-cell table:style-name="Tabella6.M11" office:value-type="string">
            <text:p text:style-name="P22"><text:placeholder text:placeholder-type="text">&lt;item.price_unit&gt;</text:placeholder></text:p>
          </table:table-cell>
          <table:table-cell table:style-name="Tabella6.N11" office:value-type="string">
            <text:p text:style-name="P37"><text:placeholder text:placeholder-type="text">&lt;"%d"%(item.product_qty or 0)&gt;</text:placeholder></text:p>
          </table:table-cell>
          <table:table-cell table:style-name="Tabella6.O14" office:value-type="string">
            <text:p text:style-name="P25"><text:placeholder text:placeholder-type="text">&lt;get_unit_volume(item)&gt;</text:placeholder></text:p>
          </table:table-cell>
          <table:table-cell table:style-name="Tabella6.P14" office:value-type="string">
            <text:p text:style-name="P24"><text:placeholder text:placeholder-type="text">&lt;formatLang(item.price_subtotal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9"><text:placeholder text:placeholder-type="text">&lt;get_total_volume(o)&gt;</text:placeholder></text:p>
          </table:table-cell>
          <table:table-cell table:style-name="Tabella6.P14" office:value-type="string">
            <text:p text:style-name="P29"><text:placeholder text:placeholder-type="text">&lt;formatLang(o.amount_untaxed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  <text:p text:style-name="P14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4">PAYMENT: L/C AT SIGHT</text:p>
            <text:p text:style-name="P14">TRANSHIPMENT: ALLOWED</text:p>
            <text:p text:style-name="P14">PARTIAL SHIPMENT: NOT ALLOWED</text:p>
            <text:p text:style-name="P14"><text:span text:style-name="T7"><text:placeholder text:placeholder-type="text">&lt;/if&gt;</text:placeholder></text:span><text:span text:style-name="T8"> </text:span></text:p>
            <text:p text:style-name="P14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6"><text:placeholder text:placeholder-type="text">&lt;if test="o.partner_id.lang=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VENDITORE PER ACCETTAZIONE</text:p>
            <text:p text:style-name="P12"/>
            <text:p text:style-name="P12">_______________________________________</text:p>
            <text:p text:style-name="P17">Titolare</text:p>
          </table:table-cell>
        </table:table-row>
        <text:soft-page-break/>
        <table:table-row table:style-name="Tabella4.4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SUPPLIER FOR ACCEPTANCE</text:p>
            <text:p text:style-name="P12"/>
            <text:p text:style-name="P12">_______________________________________</text:p>
            <text:p text:style-name="P17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</table:table>
      <text:p text:style-name="P36"><text:placeholder text:placeholder-type="text">&lt;if test="o.partner_id.lang!='it_IT'"&gt;</text:placeholder></text:p>
      <text:p text:style-name="P35"/>
      <text:p text:style-name="P9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4">It is really important because we could have penal problems with Italian authorities.</text:p>
      <text:p text:style-name="P34">Please send us your<text:span text:style-name="T14"> </text:span><text:span text:style-name="T13">written confirmation</text:span>, then we can declare to our authorities that there are no silica gel bags in your boxes.</text:p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2T09:06:46.990285951</dc:date>
    <meta:editing-duration>P7DT2H34M7S</meta:editing-duration>
    <meta:editing-cycles>725</meta:editing-cycles>
    <meta:generator>LibreOffice/4.3.3.2$Linux_X86_64 LibreOffice_project/430m0$Build-2</meta:generator>
    <dc:creator>thebrush </dc:creator>
    <meta:document-statistic meta:table-count="3" meta:image-count="0" meta:object-count="1" meta:page-count="3" meta:paragraph-count="107" meta:word-count="390" meta:character-count="3607" meta:non-whitespace-character-count="33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27cm" svg:height="2.717cm" svg:x="1.296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09:03:49.06002614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